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Helvetica Neue" fo:font-size="10pt" fo:letter-spacing="normal" fo:font-style="normal" officeooo:rsid="0011f5b1" officeooo:paragraph-rsid="0011f5b1" style:font-size-asian="8.75pt" style:font-size-complex="10pt" fo:padding="0cm" fo:border="none"/>
    </style:style>
    <style:style style:name="P2" style:family="paragraph" style:parent-style-name="Text_20_body">
      <style:paragraph-properties fo:text-align="center" style:justify-single-word="false"/>
      <style:text-properties fo:font-size="10pt" style:font-size-asian="8.75pt" style:font-size-complex="10pt"/>
    </style:style>
    <style:style style:name="P3" style:family="paragraph" style:paren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000000" style:font-name="Helvetica Neue" fo:font-size="14pt" fo:letter-spacing="normal" fo:font-style="normal" style:font-size-asian="14pt" style:font-size-complex="14pt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000000" style:font-name="Helvetica Neue" fo:font-size="10pt" fo:letter-spacing="normal" fo:font-style="normal" style:text-underline-style="solid" style:text-underline-width="auto" style:text-underline-color="font-color" style:font-size-asian="8.75pt" style:font-size-complex="10pt" fo:padding="0cm" fo:border="none"/>
    </style:style>
    <style:style style:name="P6" style:family="paragraph" style:parent-style-name="Heading_20_2">
      <style:paragraph-properties fo:text-align="start" style:justify-single-word="false"/>
      <style:text-properties fo:font-variant="normal" fo:text-transform="none" fo:color="#000000" fo:font-size="10pt" fo:letter-spacing="normal" style:text-underline-style="solid" style:text-underline-width="auto" style:text-underline-color="font-color" style:font-size-asian="8.75pt" style:font-size-complex="10pt" fo:padding="0cm" fo:border="none"/>
    </style:style>
    <style:style style:name="P7" style:family="paragraph" style:parent-style-name="Heading_20_3">
      <style:paragraph-properties fo:text-align="start" style:justify-single-word="false"/>
      <style:text-properties fo:font-variant="normal" fo:text-transform="none" fo:color="#000000" style:font-name="Helvetica Neue" fo:font-size="10pt" fo:letter-spacing="normal" fo:font-style="normal" style:font-size-asian="8.75pt" style:font-size-complex="10pt" fo:padding="0cm" fo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6ee08" officeooo:paragraph-rsid="0014c656" style:font-size-asian="10.5pt" style:font-size-complex="12pt" fo:padding="0cm" fo:border="none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16ee08" officeooo:paragraph-rsid="0014c656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8000" style:font-name="Helvetica Neue" fo:font-size="10pt" fo:letter-spacing="normal" fo:font-style="normal" fo:font-weight="normal" style:font-size-asian="8.75pt" style:font-size-complex="10pt" fo:padding="0cm" fo:border="none"/>
    </style:style>
    <style:style style:name="T1" style:family="text">
      <style:text-properties fo:color="#008000" fo:padding="0cm" fo:border="none"/>
    </style:style>
    <style:style style:name="T2" style:family="text">
      <style:text-properties fo:color="#008000" officeooo:rsid="0011f5b1" fo:padding="0cm" fo:border="none"/>
    </style:style>
    <style:style style:name="T3" style:family="text">
      <style:text-properties style:font-name="Helvetica Neue" fo:font-style="normal"/>
    </style:style>
    <style:style style:name="T4" style:family="text">
      <style:text-properties officeooo:rsid="0011ea82"/>
    </style:style>
    <style:style style:name="T5" style:family="text">
      <style:text-properties officeooo:rsid="0013a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Bienvenue sur le cahier de bord du projet : </text:span><text:span text:style-name="T2">Portfolio </text:span></text:h>
      <text:p text:style-name="P2"/>
      <text:h text:style-name="P5" text:outline-level="2">I/ Présentation d'ensemble du projet </text:h>
      <text:h text:style-name="P7" text:outline-level="3">1/ Présentation d<text:span text:style-name="T4">u projet</text:span></text:h>
      <text:h text:style-name="P7" text:outline-level="3">2/ Objectif<text:span text:style-name="T5">(</text:span>s<text:span text:style-name="T5">)</text:span> du site </text:h>
      <text:p text:style-name="P1">L<text:span text:style-name="T5">es </text:span>objectif<text:span text:style-name="T5">s du portfolio sont </text:span><text:s/></text:p>
      <text:h text:style-name="P7" text:outline-level="3">3/ Cibles adressées par le site</text:h>
      <text:p text:style-name="P3"/>
      <text:h text:style-name="P5" text:outline-level="2">II/ Description graphique et ergonomique</text:h>
      <text:h text:style-name="P7" text:outline-level="3">1/ Charte graphique</text:h>
      <text:h text:style-name="P7" text:outline-level="3">2/ Maquettes </text:h>
      <text:p text:style-name="P3"/>
      <text:h text:style-name="P6" text:outline-level="2"> <text:span text:style-name="T3">III/ Description fonctionnelle et technique </text:span></text:h>
      <text:h text:style-name="P7" text:outline-level="3">1/ Arborescence du site</text:h>
      <text:p text:style-name="P10"/>
      <text:p text:style-name="P10"/>
      <text:p text:style-name="P9">- Faire une maquette précise</text:p>
      <text:p text:style-name="P9">- Cahier de bord</text:p>
      <text:p text:style-name="P8">- Cahier des char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6:07:05.254718020</meta:creation-date>
    <dc:date>2016-01-25T11:19:06.175220512</dc:date>
    <meta:editing-duration>PT23M2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66" meta:character-count="407" meta:non-whitespace-character-count="347"/>
  </office:meta>
</office:document-meta>
</file>